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495cm" fo:margin-left="1.261cm" table:align="left" style:writing-mode="lr-tb"/>
    </style:style>
    <style:style style:name="Tabela1.A" style:family="table-column">
      <style:table-column-properties style:column-width="5.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3.51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paragraph-properties fo:margin-top="0cm" fo:margin-bottom="0.212cm"/>
    </style:style>
    <style:style style:name="P4" style:family="paragraph" style:parent-style-name="Standard">
      <style:paragraph-properties fo:margin-top="0cm" fo:margin-bottom="0.212cm" style:text-autospace="none"/>
    </style:style>
    <style:style style:name="P5" style:family="paragraph" style:parent-style-name="Standard">
      <style:paragraph-properties fo:margin-top="0cm" fo:margin-bottom="0.212cm" style:snap-to-layout-grid="false"/>
    </style:style>
    <style:style style:name="P6" style:family="paragraph" style:parent-style-name="Standard" style:master-page-name="Standard">
      <style:paragraph-properties fo:margin-left="1.27cm" fo:margin-right="0cm" fo:text-indent="-1.27cm" style:auto-text-indent="false" style:page-number="auto"/>
    </style:style>
    <style:style style:name="P7" style:family="paragraph" style:parent-style-name="Standard" style:list-style-name="WW8Num1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1 – estrutura de controle: repetição (extra-classe entregar)</text:p>
      <text:p text:style-name="Standard"/>
      <text:p text:style-name="Standard">Assunto:</text:p>
      <text:p text:style-name="P2">Variáveis, instruções de entrada e saída de dados e expressões matemáticas, estruturas de decisão e de repetiç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1"><text:tab/>a.1.1) Dados de entrada</text:p>
      <text:p text:style-name="P1"><text:tab/>a.1.2) Processamento (instruções a serem realizadas)</text:p>
      <text:p text:style-name="P1"><text:tab/>a.1.3) Dados de saída</text:p>
      <text:p text:style-name="P1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34272874" text:style-name="WW8Num1">
        <text:list-item>
          <text:p text:style-name="P7">Chaves</text:p>
          <text:list>
            <text:list-item>
              <text:p text:style-name="P7">Elas delimitam um bloco de instruções (comandos) que estão subordinados a uma cláusula if, else ou else if ou a uma estrutura de repetição do, while e do while.</text:p>
            </text:list-item>
            <text:list-item>
              <text:p text:style-name="P7">As instruções delimitadas por um conjunto de chaves deve obrigatoriamente estar identada. Um conjunto de espaços (tab) de avanço.</text:p>
            </text:list-item>
            <text:list-item>
              <text:p text:style-name="P7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7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7">Erros:</text:p>
          <text:list>
            <text:list-item>
              <text:p text:style-name="P7">Verificar se as chaves estão corretas</text:p>
            </text:list-item>
            <text:list-item>
              <text:p text:style-name="P7">Verificar se há teste lógico sem if.</text:p>
            </text:list-item>
            <text:list-item>
              <text:p text:style-name="P7">Loop infinito. A variável de controle não está sendo incrementada ou decrementada, o teste lógico que verifica a condição de continuidade ou parada não está sendo realizado corretamente.</text:p>
            </text:list-item>
          </text:list>
        </text:list-item>
      </text:list>
      <text:p text:style-name="Standard"/>
      <text:p text:style-name="Standard">Exercícios:</text:p>
      <text:p text:style-name="P4"/>
      <text:p text:style-name="P3">1) Elaborar um programa para mostrar os números pares entre 20 e 100. Fazer a média dos valores desse intervalo que são divisíveis por 5.</text:p>
      <text:p text:style-name="P4"/>
      <text:p text:style-name="P4">2) Elaborar um programa para mostrar os números divisíveis por 3 entre 200 e 100 em ordem decrescente.</text:p>
      <text:p text:style-name="P4"/>
      <text:p text:style-name="P3">3) Mostrar os números entre 10 e 0 (ordem decrescente) com intervalo de 0.5. </text:p>
      <text:p text:style-name="P3"/>
      <text:p text:style-name="P3"><text:soft-page-break/>4) Existem normas para determinar a potência de iluminação por metro quadrado de uma residência que é determinada pela utilização do cômodo, de acordo com a tabela seguinte: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">Utilização</text:p>
          </table:table-cell>
          <table:table-cell table:style-name="Tabela1.A1" office:value-type="string">
            <text:p text:style-name="P5">Classe</text:p>
          </table:table-cell>
          <table:table-cell table:style-name="Tabela1.C1" office:value-type="string">
            <text:p text:style-name="P5">Potência (por m2)</text:p>
          </table:table-cell>
        </table:table-row>
        <table:table-row table:style-name="Tabela1.1">
          <table:table-cell table:style-name="Tabela1.A1" office:value-type="string">
            <text:p text:style-name="P5">Quarto</text:p>
          </table:table-cell>
          <table:table-cell table:style-name="Tabela1.A1" office:value-type="string">
            <text:p text:style-name="P5">A</text:p>
          </table:table-cell>
          <table:table-cell table:style-name="Tabela1.C1" office:value-type="string">
            <text:p text:style-name="P5">15</text:p>
          </table:table-cell>
        </table:table-row>
        <table:table-row table:style-name="Tabela1.1">
          <table:table-cell table:style-name="Tabela1.A1" office:value-type="string">
            <text:p text:style-name="P5">Sala de tv</text:p>
          </table:table-cell>
          <table:table-cell table:style-name="Tabela1.A1" office:value-type="string">
            <text:p text:style-name="P5">A</text:p>
          </table:table-cell>
          <table:table-cell table:style-name="Tabela1.C1" office:value-type="string">
            <text:p text:style-name="P5">15</text:p>
          </table:table-cell>
        </table:table-row>
        <table:table-row table:style-name="Tabela1.1">
          <table:table-cell table:style-name="Tabela1.A1" office:value-type="string">
            <text:p text:style-name="P5">Sala de estar e jantar</text:p>
          </table:table-cell>
          <table:table-cell table:style-name="Tabela1.A1" office:value-type="string">
            <text:p text:style-name="P5">B</text:p>
          </table:table-cell>
          <table:table-cell table:style-name="Tabela1.C1" office:value-type="string">
            <text:p text:style-name="P5">18</text:p>
          </table:table-cell>
        </table:table-row>
        <table:table-row table:style-name="Tabela1.1">
          <table:table-cell table:style-name="Tabela1.A1" office:value-type="string">
            <text:p text:style-name="P5">Cozinha</text:p>
          </table:table-cell>
          <table:table-cell table:style-name="Tabela1.A1" office:value-type="string">
            <text:p text:style-name="P5">B</text:p>
          </table:table-cell>
          <table:table-cell table:style-name="Tabela1.C1" office:value-type="string">
            <text:p text:style-name="P5">18</text:p>
          </table:table-cell>
        </table:table-row>
        <table:table-row table:style-name="Tabela1.1">
          <table:table-cell table:style-name="Tabela1.A1" office:value-type="string">
            <text:p text:style-name="P5">Escritório</text:p>
          </table:table-cell>
          <table:table-cell table:style-name="Tabela1.A1" office:value-type="string">
            <text:p text:style-name="P5">C</text:p>
          </table:table-cell>
          <table:table-cell table:style-name="Tabela1.C1" office:value-type="string">
            <text:p text:style-name="P5">20</text:p>
          </table:table-cell>
        </table:table-row>
        <table:table-row table:style-name="Tabela1.1">
          <table:table-cell table:style-name="Tabela1.A1" office:value-type="string">
            <text:p text:style-name="P5">Banheiro</text:p>
          </table:table-cell>
          <table:table-cell table:style-name="Tabela1.A1" office:value-type="string">
            <text:p text:style-name="P5">C</text:p>
          </table:table-cell>
          <table:table-cell table:style-name="Tabela1.C1" office:value-type="string">
            <text:p text:style-name="P5">20</text:p>
          </table:table-cell>
        </table:table-row>
      </table:table>
      <text:p text:style-name="P3"/>
      <text:p text:style-name="P3">Elaborar um programa para:</text:p>
      <text:p text:style-name="P3">Ler a classe do cômodo e as suas duas dimensões. Calcular a quantidade de lâmpadas necessárias de acordo com a tabela anterior. Suponha quer serão utilizadas somente lâmpadas de 60 wats. Prosseguir a leitura enquanto informada uma entrada válida para a classe do cômodo. Se informada uma classe inválida não ler as dimensões do cômodo. E informar a quantidade total de lâmpadas necessárias.</text:p>
      <text:p text:style-name="P3">Observação: o número de lâmpadas informado deverá ser inteiro, por exemplo, se o algoritmo calcular 5,6 lâmpadas é necessário informar 6 lâmpadas. Uma forma de fazer o arredondamento para cima é utilizando a função int ceil (float num) que está na biblioteca &lt;math.h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Recuperação – estrutura de controle: repetição</dc:title>
    <meta:initial-creator>Beatriz</meta:initial-creator>
    <meta:creation-date>2009-04-10T10:35:00</meta:creation-date>
    <dc:creator>Beatriz </dc:creator>
    <dc:date>2012-02-04T14:47:21.02</dc:date>
    <meta:editing-cycles>33</meta:editing-cycles>
    <meta:editing-duration>PT05H03M27S</meta:editing-duration>
    <meta:generator>BrOffice.org/3.2$Win32 OpenOffice.org_project/320m18$Build-9502</meta:generator>
    <meta:document-statistic meta:table-count="1" meta:image-count="0" meta:object-count="0" meta:page-count="2" meta:paragraph-count="50" meta:word-count="463" meta:character-count="2793"/>
  </office:meta>
</office:document-meta>
</file>